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icronBasis-Regular" svg:font-family="MicronBasis-Regular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ca" fo:country="ES" fo:font-style="normal" fo:font-weight="normal" officeooo:rsid="000613f1" officeooo:paragraph-rsid="000613f1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5pt" fo:language="ca" fo:country="ES" fo:font-style="italic" style:text-underline-style="solid" style:text-underline-width="auto" style:text-underline-color="font-color" fo:font-weight="bold" officeooo:rsid="000613f1" officeooo:paragraph-rsid="000613f1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line-height="100%"/>
      <style:text-properties fo:font-size="15pt" fo:language="ca" fo:country="ES" fo:font-style="italic" style:text-underline-style="solid" style:text-underline-width="auto" style:text-underline-color="font-color" fo:font-weight="bold" officeooo:rsid="000613f1" officeooo:paragraph-rsid="000613f1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language="ca" fo:country="ES" fo:font-weight="bold" officeooo:rsid="000613f1" officeooo:paragraph-rsid="000613f1" style:font-weight-asian="bold" style:font-weight-complex="bold"/>
    </style:style>
    <style:style style:name="P5" style:family="paragraph" style:parent-style-name="Standard">
      <style:text-properties fo:language="ca" fo:country="ES" fo:font-style="normal" fo:font-weight="normal" officeooo:rsid="000613f1" officeooo:paragraph-rsid="000613f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ca" fo:country="ES" fo:font-style="normal" fo:font-weight="normal" officeooo:rsid="00062330" officeooo:paragraph-rsid="0006233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00%"/>
      <style:text-properties fo:language="ca" fo:country="ES" fo:font-style="italic" fo:font-weight="normal" officeooo:rsid="000613f1" officeooo:paragraph-rsid="000613f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00%"/>
      <style:text-properties fo:language="ca" fo:country="ES" fo:font-style="italic" fo:font-weight="normal" officeooo:rsid="00062330" officeooo:paragraph-rsid="0006233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00%"/>
      <style:text-properties fo:language="ca" fo:country="ES" fo:font-style="italic" fo:font-weight="bold" officeooo:rsid="00062330" officeooo:paragraph-rsid="00062330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0a0a0a" loext:opacity="100%" fo:letter-spacing="normal"/>
    </style:style>
    <style:style style:name="T2" style:family="text">
      <style:text-properties fo:font-variant="normal" fo:text-transform="none" fo:color="#0a0a0a" loext:opacity="100%" fo:letter-spacing="normal" fo:font-weight="bold"/>
    </style:style>
    <style:style style:name="T3" style:family="text">
      <style:text-properties fo:font-variant="normal" fo:text-transform="none" fo:color="#0a0a0a" loext:opacity="100%" fo:letter-spacing="normal" officeooo:rsid="00062330"/>
    </style:style>
    <style:style style:name="T4" style:family="text">
      <style:text-properties fo:font-variant="normal" fo:text-transform="none" fo:color="#0a0a0a" loext:opacity="100%" style:font-name="Liberation Serif" fo:font-size="12pt" fo:letter-spacing="normal" style:font-size-asian="12pt" style:font-size-complex="12pt"/>
    </style:style>
    <style:style style:name="T5" style:family="text">
      <style:text-properties fo:font-variant="normal" fo:text-transform="none" fo:color="#0a0a0a" loext:opacity="100%" style:font-name="Liberation Serif" fo:font-size="12pt" fo:letter-spacing="normal" officeooo:rsid="00062330" style:font-size-asian="12pt" style:font-size-complex="12pt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07f83e" style:font-size-asian="12pt" style:font-style-asian="normal" style:font-size-complex="12pt" style:font-style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7f83e" style:font-size-asian="12pt" style:font-size-complex="12pt"/>
    </style:style>
    <style:style style:name="T11" style:family="text">
      <style:text-properties officeooo:rsid="00062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tat 1.4</text:p>
      <text:p text:style-name="P4"/>
      <text:p text:style-name="P2">Crucial</text:p>
      <text:p text:style-name="P2"/>
      <text:p text:style-name="P1"><text:span text:style-name="T2">Crucial 32GB DDR4-3200 SODIMM</text:span></text:p>
      <text:p text:style-name="P1"><text:span text:style-name="T1">Tecnolog</text:span><text:span text:style-name="T3">i</text:span><text:span text:style-name="T1">a: DDR4</text:span></text:p>
      <text:p text:style-name="P5"><text:span text:style-name="T4">Capaci</text:span><text:span text:style-name="T5">t</text:span><text:span text:style-name="T4">a</text:span><text:span text:style-name="T5">t</text:span><text:span text:style-name="T4">: 32 GB</text:span></text:p>
      <text:p text:style-name="P6"><text:span text:style-name="T4">Velocitat SPD: 3200 MHz</text:span></text:p>
      <text:p text:style-name="P5">Volta<text:span text:style-name="T11">tg</text:span>e: 1,2 V</text:p>
      <text:p text:style-name="P5">Factor de forma: SODIMM</text:p>
      <text:p text:style-name="P5"/>
      <text:p text:style-name="P5"/>
      <text:p text:style-name="P3">Corsair</text:p>
      <text:p text:style-name="P3"/>
      <text:p text:style-name="P7"><text:span text:style-name="T6">DRAM DDR4 a 4000 MHz C18 DOMINATOR RGB de 32 GB (2x16 GB)</text:span></text:p>
      <text:p text:style-name="P8"><text:span text:style-name="T7">Tecnologia: DDR4</text:span></text:p>
      <text:p text:style-name="P8"><text:span text:style-name="T7">Capacitat: 16 GB</text:span></text:p>
      <text:p text:style-name="P8"><text:span text:style-name="T7">Velocitat SPD: 2133 MHz</text:span></text:p>
      <text:p text:style-name="P8"><text:span text:style-name="T7">Voltatge: 1,2 V</text:span></text:p>
      <text:p text:style-name="P8"><text:span text:style-name="T7">Factor de forma: DIMM</text:span></text:p>
      <text:p text:style-name="P8"><text:span text:style-name="T7">Memòria pin: 288</text:span></text:p>
      <text:p text:style-name="P8"><text:span text:style-name="T7"/></text:p>
      <text:p text:style-name="P9"><text:span text:style-name="T7">VENGEANCE 48GB (2x24 GB) DDR5 DRAM 6000MT/s CL30</text:span></text:p>
      <text:p text:style-name="P8"><text:span text:style-name="T7">Tecnologia: DDR5</text:span></text:p>
      <text:p text:style-name="P8"><text:span text:style-name="T7">Capacitat: 24 GB</text:span></text:p>
      <text:p text:style-name="P8"><text:span text:style-name="T7">Velocitat SPD: 4800 MHz</text:span></text:p>
      <text:p text:style-name="P8"><text:span text:style-name="T7">Voltatge: 1,1 V</text:span></text:p>
      <text:p text:style-name="P8"><text:span text:style-name="T7">Factor de forma: DIMM</text:span></text:p>
      <text:p text:style-name="P8"><text:span text:style-name="T7">Memòria pin: 288</text:span></text:p>
      <text:p text:style-name="P8"><text:span text:style-name="T7"/></text:p>
      <text:p text:style-name="P8"><text:span text:style-name="T7">Comparant els dos models de </text:span><text:span text:style-name="T9">Corsair</text:span><text:span text:style-name="T7">, observam que d’una DDR4 a una DDR5 hi ha un bot important de velocitat </text:span><text:span text:style-name="T8">base, tot i que dins les especificacions de cada model, a l’hora de comprar, tenim tot un seguit d’opcions que permet que moltes DDR4 s’aproximin a les DDR5. No obstant, tal vegada el factor més important és el menor voltatge de les més modernes. En resum, observam que la DDR5 de </text:span><text:span text:style-name="T10">Corsair </text:span><text:span text:style-name="T8">ofereix, amb menor voltatge, una major freqüència, més densitat dels seus chips de memòria i un menor consum energètic que la DDR4.</text:span></text:p>
      <text:p text:style-name="P8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icronBasis-Regular" svg:font-family="MicronBasis-Regular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30T20:38:09.957000000</meta:creation-date>
    <dc:date>2024-09-30T21:13:19.393000000</dc:date>
    <meta:editing-duration>PT10M32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4" meta:word-count="177" meta:character-count="996" meta:non-whitespace-character-count="843"/>
  </office:meta>
</office:document-meta>
</file>